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b441" officeooo:paragraph-rsid="0006b4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2T19:43:47.203000000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4.4.2$Windows_X86_64 LibreOffice_project/85569322deea74ec9134968a29af2df5663baa21</meta:generator>
  </office:meta>
</office:document-meta>
</file>